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s zonas</text:p>
      <text:p text:style-name="Standard">Jardin (huerto, laberinto de setos, invernadero, cementerio)</text:p>
      <text:p text:style-name="Standard">Ala principal (dormitorio, salón, cocina)</text:p>
      <text:p text:style-name="Standard">Sótano (Lavandería, bodega, túnel)</text:p>
      <text:p text:style-name="Standard"/>
      <text:p text:style-name="P1">Tipos de Armas/Ataques</text:p>
      <text:p text:style-name="Standard">Psiquicas Laudano, Whisky, Opio</text:p>
      <text:p text:style-name="Standard">mágicas Necronomicón, libro de las sombras, Kabbalah) </text:p>
      <text:p text:style-name="Standard">fisicas Atizador, cuchillo, pistola</text:p>
      <text:p text:style-name="Standard"/>
      <text:p text:style-name="P1">Tipos de monstruos:</text:p>
      <text:p text:style-name="Standard">Fisicos: <text:s/>esqueleto, zombi, Hombre Lobo,</text:p>
      <text:p text:style-name="Standard">Horror: Fantasma, espectro Vampiro</text:p>
      <text:p text:style-name="Standard">Locura: Cieno, tentáculos de oscuridad, Presencia oscura </text:p>
      <text:p text:style-name="Standard"/>
      <text:p text:style-name="Standard"/>
      <text:p text:style-name="P1">Parametros para combate</text:p>
      <text:p text:style-name="Standard">lugar de la Habitación, objetos poseídos, poder del monstruo</text:p>
      <text:p text:style-name="Standard"/>
      <text:p text:style-name="P1">Objetivo: encontrar las 3 llaves del túnel para escapar.</text:p>
      <text:p text:style-name="Standard"/>
      <text:p text:style-name="P1"><text:span text:style-name="T1">Historia:</text:span></text:p>
      <text:p text:style-name="Standard"/>
      <text:p text:style-name="Standard">Cuando el Magnate Marcus Phinnegan te invitó a su casa para discutir la desaparición de su hija, parecía un trabajo fácil. Te dirijiste a la casa, una antigua mansión del siglo XIX. Al llamar al timbre, la puerta se abrió sola y al cruzarla algo te golpeó en la cabeza. Ahora has despertado en una cama en algún lugar de la casa con una sensación de ansiedad. Sientes que algo está realmente mal y que debes escapar de aquí. En tu mano, apretada con fuerza tienes una nota escrita en un papel que dice “La única forma de salir de esta casa es encontrar las 3 llaves del túnel del sótano“ La caligrafía te resulta extrañamente famili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8T08:53:43.41</meta:creation-date>
    <dc:date>2020-02-20T12:42:42.24</dc:date>
    <meta:editing-duration>PT1H40M16S</meta:editing-duration>
    <meta:editing-cycles>2</meta:editing-cycles>
    <meta:generator>OpenOffice/4.1.7$Win32 OpenOffice.org_project/417m1$Build-9800</meta:generator>
    <meta:document-statistic meta:table-count="0" meta:image-count="0" meta:object-count="0" meta:page-count="1" meta:paragraph-count="17" meta:word-count="194" meta:character-count="1220"/>
  </office:meta>
</office:document-meta>
</file>